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Pictures/1000020100000381000000CD3F131852EA0CD57B.png" manifest:media-type="image/png"/>
  <manifest:file-entry manifest:full-path="Pictures/10000201000003250000010E3DA4BC6CA36977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5.3125in" table:align="left"/>
    </style:style>
    <style:style style:name="Table7.A" style:family="table-column">
      <style:table-column-properties style:column-width="5.3125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4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6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14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15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16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17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8" style:family="paragraph" style:parent-style-name="Standard">
      <style:paragraph-properties fo:text-align="center" style:justify-single-word="false"/>
      <style:text-properties officeooo:rsid="0015fb47" officeooo:paragraph-rsid="002aa447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68e7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2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27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aa447" style:font-size-asian="16pt" style:font-size-complex="16pt"/>
    </style:style>
    <style:style style:name="P30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cb263" style:font-size-asian="16pt" style:font-size-complex="16pt"/>
    </style:style>
    <style:style style:name="P3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68e73" style:font-size-asian="16pt" style:font-size-complex="16pt"/>
    </style:style>
    <style:style style:name="P32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bb5be" style:font-size-asian="16pt" style:font-size-complex="16pt"/>
    </style:style>
    <style:style style:name="P33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f227f" style:font-size-asian="16pt" style:font-size-complex="16pt"/>
    </style:style>
    <style:style style:name="P34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0212e" style:font-size-asian="16pt" style:font-size-complex="16pt"/>
    </style:style>
    <style:style style:name="P3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639e4" style:font-size-asian="16pt" style:font-size-complex="16pt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1cf346" officeooo:paragraph-rsid="002c312e"/>
    </style:style>
    <style:style style:name="P40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officeooo:rsid="001a4a06" officeooo:paragraph-rsid="002cb263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fo:font-size="10pt" officeooo:rsid="001a4a06" officeooo:paragraph-rsid="00368e73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fo:font-size="10pt" officeooo:rsid="001a4a06" officeooo:paragraph-rsid="003bb5be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fo:font-size="10pt" officeooo:rsid="001a4a06" officeooo:paragraph-rsid="003f227f" style:font-size-asian="10pt" style:font-size-complex="10pt"/>
    </style:style>
    <style:style style:name="P48" style:family="paragraph" style:parent-style-name="Standard">
      <style:paragraph-properties fo:text-align="center" style:justify-single-word="false"/>
      <style:text-properties fo:font-size="10pt" officeooo:rsid="001a4a06" officeooo:paragraph-rsid="0040212e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fo:font-size="10pt" officeooo:rsid="001a4a06" officeooo:paragraph-rsid="004639e4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fo:font-size="10pt" officeooo:rsid="001a4a06" officeooo:paragraph-rsid="004be441" style:font-size-asian="10pt" style:font-size-complex="10pt"/>
    </style:style>
    <style:style style:name="P51" style:family="paragraph" style:parent-style-name="Standard">
      <style:paragraph-properties fo:text-align="center" style:justify-single-word="false"/>
      <style:text-properties fo:font-size="10pt" officeooo:rsid="001a4a06" officeooo:paragraph-rsid="005050d7" style:font-size-asian="10pt" style:font-size-complex="10pt"/>
    </style:style>
    <style:style style:name="P52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508e3" style:font-size-asian="10pt" style:font-size-complex="10pt"/>
    </style:style>
    <style:style style:name="P53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9cd1f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2cb263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f227f" style:font-size-asian="10pt" style:font-size-complex="10pt"/>
    </style:style>
    <style:style style:name="P57" style:family="paragraph" style:parent-style-name="Standard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pt" officeooo:rsid="002ff5c3" officeooo:paragraph-rsid="002ff5c3" style:font-size-asian="10pt" style:font-size-complex="10pt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60" style:family="paragraph" style:parent-style-name="Standard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0pt" officeooo:rsid="0033272d" officeooo:paragraph-rsid="0033272d" style:font-size-asian="10pt" style:font-size-complex="10pt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63" style:family="paragraph" style:parent-style-name="Standard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0pt" officeooo:rsid="003f227f" officeooo:paragraph-rsid="003f227f" style:font-size-asian="10pt" style:font-size-complex="10pt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3288d" style:font-size-asian="10pt" style:font-size-complex="10pt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7cf94" style:font-size-asian="10pt" style:font-size-complex="10pt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0pt" officeooo:rsid="0047cf94" officeooo:paragraph-rsid="0048a466" style:font-size-asian="10pt" style:font-size-complex="10pt"/>
    </style:style>
    <style:style style:name="P68" style:family="paragraph" style:parent-style-name="Standard" style:list-style-name="L2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69" style:family="paragraph" style:parent-style-name="Standard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0pt" officeooo:rsid="004be441" officeooo:paragraph-rsid="004be441" style:font-size-asian="10pt" style:font-size-complex="10pt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0pt" officeooo:rsid="0050f0ac" officeooo:paragraph-rsid="0050f0ac" style:font-size-asian="10pt" style:font-size-complex="10pt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0pt" fo:font-weight="normal" officeooo:rsid="00553768" officeooo:paragraph-rsid="00553768" style:font-size-asian="10pt" style:font-weight-asian="normal" style:font-size-complex="10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0pt" fo:font-weight="normal" officeooo:rsid="0059cd1f" officeooo:paragraph-rsid="0059cd1f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0pt" fo:font-weight="normal" officeooo:rsid="005508e3" officeooo:paragraph-rsid="0059cd1f" style:font-size-asian="10pt" style:font-weight-asian="normal" style:font-size-complex="10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76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78" style:family="paragraph" style:parent-style-name="Standard" style:list-style-name="L1">
      <style:paragraph-properties fo:text-align="start" style:justify-single-word="false"/>
      <style:text-properties officeooo:rsid="00255bb7" officeooo:paragraph-rsid="002aa447"/>
    </style:style>
    <style:style style:name="P79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80" style:family="paragraph" style:parent-style-name="Standard" style:list-style-name="L1">
      <style:paragraph-properties fo:text-align="start" style:justify-single-word="false"/>
      <style:text-properties officeooo:rsid="003879c6" officeooo:paragraph-rsid="003879c6"/>
    </style:style>
    <style:style style:name="P81" style:family="paragraph" style:parent-style-name="Standard">
      <style:paragraph-properties fo:text-align="start" style:justify-single-word="false"/>
      <style:text-properties officeooo:rsid="003879c6" officeooo:paragraph-rsid="003879c6"/>
    </style:style>
    <style:style style:name="P82" style:family="paragraph" style:parent-style-name="Table_20_Contents">
      <style:paragraph-properties fo:text-align="start" style:justify-single-word="false"/>
    </style:style>
    <style:style style:name="P8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fo:font-size="10pt" officeooo:paragraph-rsid="002c312e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fo:font-size="10pt" officeooo:paragraph-rsid="0034aa18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fo:font-size="10pt" officeooo:paragraph-rsid="00448038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fo:font-size="10pt" officeooo:paragraph-rsid="0050f0ac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fo:font-size="10pt" officeooo:rsid="004fc774" officeooo:paragraph-rsid="004fc774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2aa447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15fb47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2e34fa" style:font-size-asian="24pt" style:font-weight-asian="bold" style:font-size-complex="24pt" style:font-weight-complex="bold"/>
    </style:style>
    <style:style style:name="T11" style:family="text">
      <style:text-properties fo:font-size="24pt" fo:font-weight="bold" officeooo:rsid="00368e73" style:font-size-asian="24pt" style:font-weight-asian="bold" style:font-size-complex="24pt" style:font-weight-complex="bold"/>
    </style:style>
    <style:style style:name="T12" style:family="text">
      <style:text-properties fo:font-size="24pt" fo:font-weight="bold" officeooo:rsid="003bb5be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3f227f" style:font-size-asian="24pt" style:font-weight-asian="bold" style:font-size-complex="24pt" style:font-weight-complex="bold"/>
    </style:style>
    <style:style style:name="T14" style:family="text">
      <style:text-properties fo:font-size="24pt" fo:font-weight="bold" officeooo:rsid="0040212e" style:font-size-asian="24pt" style:font-weight-asian="bold" style:font-size-complex="24pt" style:font-weight-complex="bold"/>
    </style:style>
    <style:style style:name="T15" style:family="text">
      <style:text-properties fo:font-size="24pt" fo:font-weight="bold" officeooo:rsid="004639e4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4be441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050d7" style:font-size-asian="24pt" style:font-weight-asian="bold" style:font-size-complex="24pt" style:font-weight-complex="bold"/>
    </style:style>
    <style:style style:name="T18" style:family="text">
      <style:text-properties fo:font-size="24pt" fo:font-weight="bold" officeooo:rsid="005508e3" style:font-size-asian="24pt" style:font-weight-asian="bold" style:font-size-complex="24pt" style:font-weight-complex="bold"/>
    </style:style>
    <style:style style:name="T19" style:family="text">
      <style:text-properties fo:font-size="24pt" fo:font-weight="bold" officeooo:rsid="0059cd1f" style:font-size-asian="24pt" style:font-weight-asian="bold" style:font-size-complex="24pt" style:font-weight-complex="bold"/>
    </style:style>
    <style:style style:name="T20" style:family="text">
      <style:text-properties officeooo:rsid="001afff3"/>
    </style:style>
    <style:style style:name="T21" style:family="text">
      <style:text-properties officeooo:rsid="0021eb72"/>
    </style:style>
    <style:style style:name="T22" style:family="text">
      <style:text-properties officeooo:rsid="0023ec5e"/>
    </style:style>
    <style:style style:name="T23" style:family="text">
      <style:text-properties officeooo:rsid="0024d25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1cf346" style:font-size-asian="10pt" style:font-size-complex="10pt"/>
    </style:style>
    <style:style style:name="T26" style:family="text">
      <style:text-properties fo:font-size="10pt" officeooo:rsid="002c312e" style:font-size-asian="10pt" style:font-size-complex="10pt"/>
    </style:style>
    <style:style style:name="T27" style:family="text">
      <style:text-properties fo:font-size="10pt" officeooo:rsid="00380b60" style:font-size-asian="10pt" style:font-size-complex="10pt"/>
    </style:style>
    <style:style style:name="T28" style:family="text">
      <style:text-properties fo:font-size="10pt" officeooo:rsid="00536fba" style:font-size-asian="10pt" style:font-size-complex="10pt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officeooo:rsid="002c312e"/>
    </style:style>
    <style:style style:name="T31" style:family="text">
      <style:text-properties officeooo:rsid="003d729b"/>
    </style:style>
    <style:style style:name="T32" style:family="text">
      <style:text-properties officeooo:rsid="003f227f"/>
    </style:style>
    <style:style style:name="T33" style:family="text">
      <style:text-properties officeooo:rsid="00448038"/>
    </style:style>
    <style:style style:name="T34" style:family="text">
      <style:text-properties officeooo:rsid="0047cf94"/>
    </style:style>
    <style:style style:name="T35" style:family="text">
      <style:text-properties officeooo:rsid="0048a466"/>
    </style:style>
    <style:style style:name="T36" style:family="text">
      <style:text-properties officeooo:rsid="00523d60"/>
    </style:style>
    <style:style style:name="T37" style:family="text">
      <style:text-properties officeooo:rsid="005508e3"/>
    </style:style>
    <style:style style:name="T38" style:family="text">
      <style:text-properties officeooo:rsid="0059cd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7"/>
      <text:p text:style-name="P8">Blog Site</text:p>
      <text:p text:style-name="P3"/>
      <text:p text:style-name="P10">Challenge 1</text:p>
      <text:p text:style-name="P6"/>
      <text:list xml:id="list99489082" text:style-name="L1">
        <text:list-item>
          <text:p text:style-name="P12">Have the home root redirect to the “home” ejs page.</text:p>
        </text:list-item>
        <text:list-item>
          <text:p text:style-name="P12">Have an h1 on this ejs page that says “Home”.</text:p>
          <text:list>
            <text:list-item>
              <text:p text:style-name="P19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22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4"><text:span text:style-name="T3">Challenge </text:span><text:span text:style-name="T4">2</text:span></text:p>
      <text:list xml:id="list33041095496216" text:continue-numbering="true" text:style-name="L1">
        <text:list-header>
          <text:p text:style-name="P25"/>
        </text:list-header>
        <text:list-item>
          <text:p text:style-name="P13">H<text:span text:style-name="T20">ave the home starting content const appear on home route.</text:span></text:p>
        </text:list-item>
        <text:list-item>
          <text:p text:style-name="P13">A<text:span text:style-name="T20">dd ejs variable in a paragraph tag.</text:span></text:p>
          <text:p text:style-name="P13"/>
          <text:list>
            <text:list-item>
              <text:p text:style-name="P20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23">&lt;h1&gt;Home&lt;/h1&gt;</text:p>
                    </text:list-item>
                    <text:list-item>
                      <text:p text:style-name="P23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5"><text:span text:style-name="T3">Challenge </text:span><text:span text:style-name="T5">3</text:span></text:p>
      <text:list xml:id="list33041646904243" text:continue-numbering="true" text:style-name="L1">
        <text:list-header>
          <text:p text:style-name="P26"/>
        </text:list-header>
        <text:list-item>
          <text:p text:style-name="P36">Using ejs include given header and footer to home page</text:p>
        </text:list-item>
      </text:list>
      <text:p text:style-name="P2"/>
      <text:p text:style-name="P11"><text:s text:c="2"/>&lt;%- include("header"); -%&gt;</text:p>
      <text:p text:style-name="P11"><text:s text:c="2"/>&lt;/head&gt;</text:p>
      <text:p text:style-name="P11"><text:s text:c="2"/>&lt;body&gt;</text:p>
      <text:p text:style-name="P11"><text:s text:c="4"/>&lt;h1&gt;Home&lt;/h1&gt;</text:p>
      <text:p text:style-name="P11"><text:s text:c="4"/>&lt;p&gt;&lt;%= postContent %&gt;&lt;/p&gt;</text:p>
      <text:p text:style-name="P11"><text:s text:c="2"/>&lt;/body&gt;</text:p>
      <text:p text:style-name="P11"><text:s text:c="2"/>&lt;%- include("footer"); -%&gt;</text:p>
      <text:p text:style-name="P11"/>
      <text:p text:style-name="P11"/>
      <text:p text:style-name="P11"/>
      <text:p text:style-name="P16"><text:soft-page-break/><text:span text:style-name="T3">Challenge </text:span><text:span text:style-name="T6">4</text:span></text:p>
      <text:list xml:id="list33041637043429" text:continue-numbering="true" text:style-name="L1">
        <text:list-header>
          <text:p text:style-name="P27"/>
        </text:list-header>
        <text:list-item>
          <text:p text:style-name="P37">C<text:span text:style-name="T21">reate new folder called partials</text:span></text:p>
        </text:list-item>
        <text:list-item>
          <text:p text:style-name="P75">Move header and foot to partials folder.</text:p>
        </text:list-item>
        <text:list-item>
          <text:p text:style-name="P75">Change links on home.ejs to work with files in new location.</text:p>
        </text:list-item>
      </text:list>
      <text:p text:style-name="P14"/>
      <text:p text:style-name="P41"><draw:frame draw:style-name="fr3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 text:c="3"/>//<text:span text:style-name="T22">Answer</text:span></text:p>
      <text:p text:style-name="P41"><text:s text:c="2"/>&lt;%- include("partials/header"); -%&gt;</text:p>
      <text:p text:style-name="P41"><text:s text:c="2"/>&lt;/head&gt;</text:p>
      <text:p text:style-name="P41"><text:s text:c="2"/>&lt;body&gt;</text:p>
      <text:p text:style-name="P41"><text:s text:c="4"/>&lt;h1&gt;Home&lt;/h1&gt;</text:p>
      <text:p text:style-name="P41"><text:s text:c="4"/>&lt;p&gt;&lt;%= postContent %&gt;&lt;/p&gt;</text:p>
      <text:p text:style-name="P41"><text:s text:c="2"/>&lt;/body&gt;</text:p>
      <text:p text:style-name="P41"><text:s text:c="2"/>&lt;%- include("partials/footer"); -%&gt;</text:p>
      <text:p text:style-name="P41"/>
      <text:p text:style-name="P17"><text:span text:style-name="T3">Challenge </text:span><text:span text:style-name="T7">5</text:span></text:p>
      <text:list xml:id="list33042474020539" text:continue-numbering="true" text:style-name="L1">
        <text:list-header>
          <text:p text:style-name="P28"/>
        </text:list-header>
        <text:list-item>
          <text:p text:style-name="P38">A<text:span text:style-name="T23">dd functionality to allow URL “localhost:3000/about” to redirect to about.ejs page.</text:span></text:p>
        </text:list-item>
        <text:list-item>
          <text:p text:style-name="P76">Apply same header and foot to about.ejs page.</text:p>
        </text:list-item>
        <text:list-item>
          <text:p text:style-name="P77">Apply above to contact page also.</text:p>
        </text:list-item>
        <text:list-item>
          <text:p text:style-name="P79">Have const for contactContact and aboutContent posted to corresponding ejs pages.</text:p>
        </text:list-item>
      </text:list>
      <text:p text:style-name="P15"/>
      <text:p text:style-name="P43">//About Route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3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83"><text:s text:c="2"/><text:span text:style-name="T29">&lt;!DOCTYPE html&gt;</text:span></text:p>
            <text:p text:style-name="P89">&lt;html lang="en" dir="ltr"&gt;</text:p>
            <text:p text:style-name="P89"><text:s text:c="2"/>&lt;head&gt;</text:p>
            <text:p text:style-name="P89"><text:s text:c="4"/>&lt;meta charset="utf-8"&gt;</text:p>
            <text:p text:style-name="P89"><text:s text:c="4"/>&lt;title&gt;About&lt;/title&gt;</text:p>
            <text:p text:style-name="P89"><text:s text:c="4"/>&lt;%- include("partials/header"); -%&gt;</text:p>
            <text:p text:style-name="P89"><text:s text:c="2"/>&lt;/head&gt;</text:p>
            <text:p text:style-name="P89"><text:s text:c="2"/>&lt;body&gt;</text:p>
            <text:p text:style-name="P89"><text:s text:c="4"/>&lt;h1&gt;About&lt;/h1&gt;</text:p>
            <text:p text:style-name="P89"><text:s text:c="4"/>&lt;p&gt;&lt;%= postContent %&gt;&lt;/p&gt;</text:p>
            <text:p text:style-name="P89"><text:s text:c="2"/>&lt;/body&gt;</text:p>
            <text:p text:style-name="P89"><text:s text:c="2"/>&lt;%- include("partials/footer"); -%&gt;</text:p>
            <text:p text:style-name="P89">&lt;/html&gt;</text:p>
          </table:table-cell>
        </table:table-row>
      </table:table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43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83">&lt;html lang="en" dir="ltr"&gt;</text:p>
            <text:p text:style-name="P83"><text:s text:c="2"/>&lt;head&gt;</text:p>
            <text:p text:style-name="P83"><text:s text:c="4"/>&lt;meta charset="utf-8"&gt;</text:p>
            <text:p text:style-name="P83"><text:s text:c="4"/>&lt;title&gt;Contact&lt;/title&gt;</text:p>
            <text:p text:style-name="P83"><text:s text:c="4"/>&lt;%- include("partials/header"); -%&gt;</text:p>
            <text:p text:style-name="P83"><text:s text:c="2"/>&lt;/head&gt;</text:p>
            <text:p text:style-name="P83"><text:s text:c="2"/>&lt;body&gt;</text:p>
            <text:p text:style-name="P83"><text:s text:c="4"/>&lt;h1&gt;Contact&lt;/h1&gt;</text:p>
            <text:p text:style-name="P83"><text:s text:c="4"/>&lt;p&gt;&lt;%= postContent %&gt;&lt;/p&gt;</text:p>
            <text:p text:style-name="P83"><text:s text:c="2"/>&lt;/body&gt;</text:p>
            <text:p text:style-name="P83"><text:s text:c="2"/>&lt;%- include("partials/footer"); -%&gt;</text:p>
            <text:p text:style-name="P83">&lt;/html&gt;</text:p>
          </table:table-cell>
        </table:table-row>
      </table:table>
      <text:p text:style-name="P43"><text:line-break/></text:p>
      <text:p text:style-name="P18"><text:span text:style-name="T3">Challenge </text:span><text:span text:style-name="T8">6</text:span></text:p>
      <text:list xml:id="list33041667191452" text:continue-numbering="true" text:style-name="L1">
        <text:list-header>
          <text:p text:style-name="P29"/>
        </text:list-header>
        <text:list-item>
          <text:p text:style-name="P39">U<text:span text:style-name="T30">pdate code to link correct pages to nav bar options.</text:span></text:p>
          <text:p text:style-name="P78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84">... </text:p>
            <text:p text:style-name="P84"/>
            <text:p text:style-name="P84">&lt;div class="container"&gt;<text:line-break/> &lt;div class="navbar-header"&gt;<text:line-break/> &lt;p class="navbar-brand"&gt;DAILY JOURNAL&lt;/p&gt;<text:line-break/> &lt;/div&gt;<text:line-break/> &lt;ul class="nav navbar-nav navbar-right"&gt;<text:line-break/> &lt;!-- 6 --&gt;<text:line-break/> &lt;li id="home"&gt;&lt;a href="/"&gt;HOME&lt;/a&gt;&lt;/li&gt;<text:line-break/> &lt;li id="about"&gt;&lt;a href="/about"&gt;ABOUT US&lt;/a&gt;&lt;/li&gt;<text:line-break/> &lt;li id="contact"&gt;&lt;a href="/contact"&gt;CONTACT US&lt;/a&gt;&lt;/li&gt;<text:line-break/> &lt;/ul&gt;<text:line-break/> &lt;/div&gt;.</text:p>
            <text:p text:style-name="P84">..</text:p>
          </table:table-cell>
        </table:table-row>
      </table:table>
      <text:p text:style-name="P44"><text:line-break/><text:span text:style-name="T9">Challenge </text:span><text:span text:style-name="T10">7</text:span></text:p>
      <text:list xml:id="list33042449679619" text:continue-numbering="true" text:style-name="L1">
        <text:list-header>
          <text:p text:style-name="P30"/>
        </text:list-header>
        <text:list-item>
          <text:p text:style-name="P54">U<text:span text:style-name="T30">pdate code to load compose from localhost:3000/compose</text:span></text:p>
        </text:list-item>
        <text:list-item>
          <text:p text:style-name="P58">have an h1 that says “compose”</text:p>
        </text:list-item>
        <text:list-item>
          <text:p text:style-name="P58">text input with a button labeled “publish” next to it.</text:p>
        </text:list-item>
      </text:list>
      <text:p text:style-name="P42"/>
      <text:list xml:id="list33041753128013" text:continue-numbering="true" text:style-name="L1">
        <text:list-item>
          <text:p text:style-name="P59"><draw:frame draw:style-name="fr2" draw:name="Image2" text:anchor-type="paragraph" svg:width="6.9252in" svg:height="1.5819in" draw:z-index="1"><draw:image xlink:href="Pictures/1000020100000381000000CD3F131852EA0CD57B.png" xlink:type="simple" xlink:show="embed" xlink:actuate="onLoad" loext:mime-type="image/png"/></draw:frame>Should look like this</text:p>
          <text:list>
            <text:list-item>
              <text:p text:style-name="P61">Answer below</text:p>
              <text:p text:style-name="P61"/>
            </text:list-item>
          </text:list>
        </text:list-item>
      </text:list>
      <text:p text:style-name="P60"/>
      <table:table table:name="Table4" table:style-name="Table4">
        <table:table-column table:style-name="Table4.A" table:number-columns-repeated="2"/>
        <text:soft-page-break/>
        <table:table-row>
          <table:table-cell table:style-name="Table4.A1" office:value-type="string">
            <text:p text:style-name="P85"><text:s text:c="4"/>&lt;%- include("partials/header"); -%&gt;</text:p>
            <text:p text:style-name="P83"><text:s text:c="2"/>&lt;/head&gt;</text:p>
            <text:p text:style-name="P83"><text:s text:c="2"/>&lt;body&gt;</text:p>
            <text:p text:style-name="P83"><text:s text:c="4"/>&lt;h1&gt;Compose&lt;/h1&gt;</text:p>
            <text:p text:style-name="P83"><text:s text:c="4"/>&lt;input type="text" name="" value=""&gt;</text:p>
            <text:p text:style-name="P83"><text:s text:c="4"/>&lt;button type="submit" name="button"&gt;Publish&lt;/button&gt;</text:p>
            <text:p text:style-name="P83"><text:s text:c="2"/>&lt;/body&gt;</text:p>
            <text:p text:style-name="P83"><text:s text:c="2"/>&lt;%- include("partials/footer"); -%&gt;</text:p>
          </table:table-cell>
          <table:table-cell table:style-name="Table4.B1" office:value-type="string">
            <text:p text:style-name="P83">//Compose Route<text:line-break/>app.get("/compose", function(req,res) {<text:line-break/> <text:s/>res.render("compose");<text:line-break/>});</text:p>
          </table:table-cell>
        </table:table-row>
      </table:table>
      <text:p text:style-name="P60"/>
      <text:p text:style-name="P45"><text:span text:style-name="T9">Challenge </text:span><text:span text:style-name="T11">8</text:span></text:p>
      <text:list xml:id="list33041148751254" text:continue-numbering="true" text:style-name="L1">
        <text:list-header>
          <text:p text:style-name="P31"/>
        </text:list-header>
        <text:list-item>
          <text:p text:style-name="P21"><text:span text:style-name="T25">U</text:span><text:span text:style-name="T26">pdate code to c</text:span><text:span text:style-name="T27">onsole.log anything entered into text input after publish button is pressed.</text:span></text:p>
          <text:list>
            <text:list-item>
              <text:p text:style-name="P80"><text:span text:style-name="T27">A</text:span><text:span text:style-name="T24">nswer below</text:span></text:p>
            </text:list-item>
          </text:list>
        </text:list-item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82"><text:s text:c="4"/>&lt;form class="" action="/compose" method="post"&gt;</text:p>
            <text:p text:style-name="P82"><text:s text:c="6"/>&lt;input type="text" name="postTitle" value=""&gt;</text:p>
            <text:p text:style-name="P82"><text:s text:c="6"/>&lt;button type="submit" name="button"&gt;Publish&lt;/button&gt;</text:p>
            <text:p text:style-name="P82"><text:s text:c="4"/>&lt;/form&gt;</text:p>
          </table:table-cell>
          <table:table-cell table:style-name="Table5.B1" office:value-type="string">
            <text:p text:style-name="P82">app.post("/compose", function(req,res) {<text:line-break/> <text:s/>console.log(req.body.postTitle);<text:line-break/>});</text:p>
          </table:table-cell>
        </table:table-row>
      </table:table>
      <text:p text:style-name="P81"><text:span text:style-name="T24"/></text:p>
      <text:p text:style-name="P46"><text:span text:style-name="T9">Challenge </text:span><text:span text:style-name="T12">9</text:span></text:p>
      <text:list xml:id="list33040970723490" text:continue-numbering="true" text:style-name="L1">
        <text:list-header>
          <text:p text:style-name="P32"/>
        </text:list-header>
        <text:list-item>
          <text:p text:style-name="P55">T<text:span text:style-name="T31">ransform compost page. </text:span></text:p>
          <text:list>
            <text:list-item>
              <text:p text:style-name="P62">Make it look like this.</text:p>
            </text:list-item>
          </text:list>
        </text:list-item>
      </text:list>
      <text:p text:style-name="P57"/>
      <text:p text:style-name="P57"><draw:frame draw:style-name="fr1" draw:name="Image3" text:anchor-type="paragraph" svg:x="0.2709in" svg:y="0.0311in" svg:width="4.822in" svg:height="1.6173in" draw:z-index="2"><draw:image xlink:href="Pictures/10000201000003250000010E3DA4BC6CA36977F8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33042035086974" text:continue-numbering="true" text:style-name="L1">
        <text:list-item>
          <text:p text:style-name="P62">Bootstrap enabled on both inputs. Title is single line</text:p>
        </text:list-item>
        <text:list-item>
          <text:p text:style-name="P62">Multiline textbox (add using HTML)</text:p>
        </text:list-item>
        <text:list-item>
          <text:p text:style-name="P62">Make publish button blue, and make it look like image above.</text:p>
        </text:list-item>
        <text:list-item>
          <text:p text:style-name="P62">Extra labels, extra textbox added using HTML, format form using bootstrap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90"><text:s text:c="2"/>&lt;form&gt;</text:p>
            <text:p text:style-name="P90"><text:s text:c="6"/>&lt;div class="form-group"&gt;</text:p>
            <text:p text:style-name="P90"><text:s text:c="8"/>&lt;label&gt;Title&lt;/label&gt;</text:p>
            <text:p text:style-name="P90"><text:s text:c="8"/>&lt;input type="text" class="form-control" id="postTitle" value=""&gt;</text:p>
            <text:p text:style-name="P90"><text:s text:c="6"/>&lt;/div&gt;</text:p>
            <text:p text:style-name="P90"><text:s text:c="6"/>&lt;div class="form-group"&gt;</text:p>
            <text:p text:style-name="P90"><text:s text:c="8"/>&lt;label&gt;Post&lt;/label&gt;</text:p>
            <text:p text:style-name="P90"><text:s text:c="8"/>&lt;textarea name="postContent" class="form-control" rows="8" cols="80"&gt;&lt;/textarea&gt;</text:p>
            <text:p text:style-name="P90"><text:s text:c="6"/>&lt;/div&gt;</text:p>
            <text:p text:style-name="P90"><text:s text:c="6"/>&lt;button type="submit" class="btn btn-primary"&gt;Publish&lt;/button&gt;</text:p>
            <text:p text:style-name="P90"><text:s text:c="4"/>&lt;/form&gt;</text:p>
          </table:table-cell>
        </table:table-row>
      </table:table>
      <text:p text:style-name="P63"/>
      <text:p text:style-name="P63"/>
      <text:p text:style-name="P47"><text:soft-page-break/><text:span text:style-name="T9">Challenge </text:span><text:span text:style-name="T13">10</text:span></text:p>
      <text:list xml:id="list33042895884754" text:continue-numbering="true" text:style-name="L1">
        <text:list-header>
          <text:p text:style-name="P33"/>
        </text:list-header>
        <text:list-item>
          <text:p text:style-name="P56">C<text:span text:style-name="T32">reate a javascript object thats called “post”.</text:span></text:p>
        </text:list-item>
        <text:list-item>
          <text:p text:style-name="P64">Store post title as well as post body to this variable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83">app.post("/compose", function(req,res) {<text:line-break/> <text:s/>const post = {<text:line-break/> <text:s text:c="3"/>title: req.body.postTitle,<text:line-break/> <text:s text:c="3"/>content: req.body.postBody<text:line-break/> <text:s/>};<text:line-break/>});</text:p>
          </table:table-cell>
        </table:table-row>
      </table:table>
      <text:p text:style-name="P48"><text:span text:style-name="T9">Challenge </text:span><text:span text:style-name="T13">1</text:span><text:span text:style-name="T14">1</text:span></text:p>
      <text:list xml:id="list33041475291360" text:continue-numbering="true" text:style-name="L1">
        <text:list-header>
          <text:p text:style-name="P34"/>
        </text:list-header>
        <text:list-item>
          <text:p text:style-name="P65">Put newly created post object inside a global variable called posts</text:p>
        </text:list-item>
        <text:list-item>
          <text:p text:style-name="P65">We are gonna have an array that will store all of these new posts, but it will be a global variable.</text:p>
        </text:list-item>
        <text:list-item>
          <text:p text:style-name="P65">New empty array that is a global variable, then add new post object to array.</text:p>
        </text:list-item>
        <text:list-item>
          <text:p text:style-name="P65">At the end of route, redirect to root route.</text:p>
        </text:list-item>
        <text:list-item>
          <text:p text:style-name="P65">Inside root route we are going to log all of the posts inside posts array.</text:p>
        </text:list-item>
      </text:list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86">//<text:span text:style-name="T33">Global Variable</text:span></text:p>
            <text:p text:style-name="P86">var posts = [];</text:p>
            <text:p text:style-name="P86"/>
            <text:p text:style-name="P86">/Compose Post Route<text:line-break/>app.post("/compose", function(req,res) {<text:line-break/> <text:s/>const post = {<text:line-break/> <text:s text:c="3"/>title: req.body.postTitle,<text:line-break/> <text:s text:c="3"/>content: req.body.postBody<text:line-break/> <text:s/>};<text:line-break/> <text:s/>posts.push(post);<text:line-break/> <text:s/>res.redirect("/");<text:line-break/>});</text:p>
          </table:table-cell>
          <table:table-cell table:style-name="Table8.B1" office:value-type="string">
            <text:p text:style-name="P83">//Home Route<text:line-break/>app.get("/", function(req,res) {<text:line-break/> res.render("home", {startingContent: homeStartingContent});<text:line-break/> console.log(posts);<text:line-break/>});</text:p>
            <text:p text:style-name="P83"/>
            <text:p text:style-name="P83">//<text:span text:style-name="T33">Add these to form on compose.ejs or post route doesn't get initiated </text:span></text:p>
            <text:p text:style-name="P83">&lt;form action="/compose" method="post"&gt;</text:p>
          </table:table-cell>
        </table:table-row>
      </table:table>
      <text:p text:style-name="P49"><text:span text:style-name="T9">Challenge </text:span><text:span text:style-name="T13">1</text:span><text:span text:style-name="T15">2</text:span></text:p>
      <text:list xml:id="list33041883646435" text:continue-numbering="true" text:style-name="L1">
        <text:list-header>
          <text:p text:style-name="P35"/>
        </text:list-header>
        <text:list-item>
          <text:p text:style-name="P66">D<text:span text:style-name="T34">elete console log from home route on app.js</text:span></text:p>
        </text:list-item>
        <text:list-item>
          <text:p text:style-name="P67">L<text:span text:style-name="T35">og the same information but from the home.ejs page.</text:span></text:p>
        </text:list-item>
      </text:list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83"><text:s text:c="2"/>&lt;body&gt;</text:p>
            <text:p text:style-name="P83"><text:s text:c="4"/>&lt;h1&gt;Home&lt;/h1&gt;</text:p>
            <text:p text:style-name="P83"><text:s text:c="4"/>&lt;p&gt;&lt;%= startingContent %&gt;&lt;/p&gt;</text:p>
            <text:p text:style-name="P83"/>
            <text:p text:style-name="P83"><text:s text:c="4"/>&lt;% console.log(posts); %&gt;</text:p>
            <text:p text:style-name="P83"/>
            <text:p text:style-name="P83"><text:s text:c="2"/>&lt;/body&gt;</text:p>
          </table:table-cell>
          <table:table-cell table:style-name="Table9.B1" office:value-type="string">
            <text:p text:style-name="P83"><text:line-break/>//Home Route<text:line-break/>app.get("/", function(req,res) {<text:line-break/> <text:s/>res.render("home", {<text:line-break/> <text:s text:c="3"/>startingContent: homeStartingContent,<text:line-break/> <text:s text:c="3"/>posts: posts<text:line-break/> <text:s/>});<text:line-break/>});</text:p>
          </table:table-cell>
        </table:table-row>
      </table:table>
      <text:list xml:id="list1295837644" text:style-name="L2">
        <text:list-item>
          <text:p text:style-name="P68">Add posts: posts to app.js so home.ejs has access to posts array as well as objects inside.</text:p>
        </text:list-item>
        <text:list-item>
          <text:p text:style-name="P68">Add console.log to home.ejs and now that it has access to posts, it can log the objects inside.</text:p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50"><text:soft-page-break/><text:span text:style-name="T9">Challenge </text:span><text:span text:style-name="T13">1</text:span><text:span text:style-name="T16">3</text:span></text:p>
      <text:list xml:id="list33042307617234" text:continue-list="list33041883646435" text:style-name="L1">
        <text:list-item>
          <text:p text:style-name="P70">Update code to console log each post title from compose page.</text:p>
        </text:list-item>
        <text:list-item>
          <text:p text:style-name="P70">First time prints first title, second time print first two titles, and third time prints all three post titles.</text:p>
        </text:list-item>
        <text:list-item>
          <text:p text:style-name="P70">Write a for loop inside ejs that loops through post array and consoles logs each of every title of posts.</text:p>
        </text:list-item>
        <text:list-item>
          <text:p text:style-name="P70">To test try at least 2 posts.</text:p>
        </text:list-item>
      </text:list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83"><text:s text:c="2"/>&lt;body&gt;</text:p>
            <text:p text:style-name="P83"><text:s text:c="4"/>&lt;h1&gt;Home&lt;/h1&gt;</text:p>
            <text:p text:style-name="P83"><text:s text:c="4"/>&lt;p&gt;&lt;%= startingContent %&gt;&lt;/p&gt;</text:p>
            <text:p text:style-name="P83"/>
            <text:p text:style-name="P83"><text:s text:c="4"/>&lt;%<text:span text:style-name="T36">for( var I = 0; I &lt; posts.length; i++) </text:span>{ %&gt;</text:p>
            <text:p text:style-name="P82"><text:span text:style-name="T24"><text:s text:c="4"/>&lt;% <text:s/>console.log(post</text:span><text:span text:style-name="T28">[i].title</text:span><text:span text:style-name="T24">); %&gt;</text:span></text:p>
            <text:p text:style-name="P83"><text:s text:c="4"/>&lt;% }); %&gt;</text:p>
            <text:p text:style-name="P83"/>
            <text:p text:style-name="P83"/>
            <text:p text:style-name="P83"><text:s text:c="2"/>&lt;/body&gt;</text:p>
          </table:table-cell>
          <table:table-cell table:style-name="Table10.B1" office:value-type="string">
            <text:p text:style-name="P88"/>
          </table:table-cell>
        </table:table-row>
      </table:table>
      <text:p text:style-name="P51"><text:span text:style-name="T9">Challenge </text:span><text:span text:style-name="T13">1</text:span><text:span text:style-name="T17">4</text:span></text:p>
      <text:list xml:id="list33041116794229" text:continue-numbering="true" text:style-name="L1">
        <text:list-item>
          <text:p text:style-name="P71">Convert for loop to foreach loop.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7"><text:s text:c="2"/>&lt;body&gt;</text:p>
            <text:p text:style-name="P87"/>
            <text:p text:style-name="P87"><text:s text:c="4"/>&lt;h1&gt;Home&lt;/h1&gt;</text:p>
            <text:p text:style-name="P87"><text:s text:c="4"/>&lt;p&gt;&lt;%= startingContent %&gt;&lt;/p&gt;</text:p>
            <text:p text:style-name="P87"/>
            <text:p text:style-name="P87"><text:s text:c="4"/>&lt;% posts.forEach(function(post) { %&gt;</text:p>
            <text:p text:style-name="P87"><text:s text:c="4"/>&lt;% <text:s/>console.log(post.title); %&gt;</text:p>
            <text:p text:style-name="P87"><text:s text:c="4"/>&lt;% }); %&gt;</text:p>
            <text:p text:style-name="P87"/>
            <text:p text:style-name="P87"><text:s text:c="2"/>&lt;/body&gt;</text:p>
          </table:table-cell>
        </table:table-row>
      </table:table>
      <text:list xml:id="list33042883133010" text:continue-numbering="true" text:style-name="L1">
        <text:list-header>
          <text:p text:style-name="P52"><text:span text:style-name="T9">Challenge </text:span><text:span text:style-name="T13">1</text:span><text:span text:style-name="T18">5</text:span></text:p>
        </text:list-header>
        <text:list-item>
          <text:p text:style-name="P72"><text:span text:style-name="T37">U</text:span>pdate code to add post title and content to home page as a new post.</text:p>
        </text:list-item>
        <text:list-item>
          <text:p text:style-name="P72">Have it display under starting content.</text:p>
        </text:list-item>
        <text:list-item>
          <text:p text:style-name="P72">Each additional post should be added to the home route.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3"><text:s text:c="4"/>&lt;% posts.forEach(function(post){ %&gt;</text:p>
            <text:p text:style-name="P83"><text:s text:c="6"/></text:p>
            <text:p text:style-name="P83"><text:s text:c="6"/>&lt;h1&gt; &lt;%=post.title %&gt; &lt;/h1&gt;</text:p>
            <text:p text:style-name="P83"><text:s text:c="6"/>&lt;p&gt; &lt;%=post.content %&gt; &lt;/p&gt;</text:p>
            <text:p text:style-name="P83"/>
            <text:p text:style-name="P83"><text:s text:c="4"/>&lt;% }); %&gt;</text:p>
          </table:table-cell>
        </table:table-row>
      </table:table>
      <text:list xml:id="list33040977940383" text:continue-numbering="true" text:style-name="L1">
        <text:list-header>
          <text:p text:style-name="P72"/>
          <text:p text:style-name="P53"><text:span text:style-name="T9">Challenge </text:span><text:span text:style-name="T13">1</text:span><text:span text:style-name="T19">6</text:span></text:p>
        </text:list-header>
        <text:list-item>
          <text:p text:style-name="P74">U<text:span text:style-name="T38">se express routing parameters.</text:span></text:p>
        </text:list-item>
        <text:list-item>
          <text:p text:style-name="P73">Use rs in console to restart server.</text:p>
        </text:list-item>
        <text:list-item>
          <text:p text:style-name="P73">Have the postName get logged in the console.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83">app.get('/posts/:postName', function (req, res) {<text:line-break/> <text:s/>console.log(req.params.postName);<text:line-break/>});</text:p>
          </table:table-cell>
        </table:table-row>
      </table:table>
      <text:list xml:id="list33042026793614" text:continue-numbering="true" text:style-name="L1">
        <text:list-header>
          <text:p text:style-name="P73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5T03:30:33.926000000</dc:date>
    <meta:editing-duration>PT3H45M48S</meta:editing-duration>
    <meta:editing-cycles>56</meta:editing-cycles>
    <meta:generator>LibreOffice/6.3.4.2$Windows_X86_64 LibreOffice_project/60da17e045e08f1793c57c00ba83cdfce946d0aa</meta:generator>
    <meta:document-statistic meta:table-count="13" meta:image-count="3" meta:object-count="0" meta:page-count="6" meta:paragraph-count="192" meta:word-count="928" meta:character-count="6777" meta:non-whitespace-character-count="5683"/>
  </office:meta>
</office:document-meta>
</file>